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 ExtraBold" svg:font-family="'Muli ExtraBold'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font-name="Arial" fo:font-size="10pt" officeooo:rsid="001e8a92" officeooo:paragraph-rsid="001e8a92" style:font-size-asian="10pt" style:font-size-complex="10pt"/>
    </style:style>
    <style:style style:name="P2" style:family="paragraph" style:parent-style-name="Text_20_body">
      <style:paragraph-properties fo:line-height="100%"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Text_20_body">
      <style:paragraph-properties fo:line-height="100%" fo:text-align="justify" style:justify-single-word="false"/>
      <style:text-properties style:font-name="Arial" fo:font-size="10pt" officeooo:rsid="00207c72" officeooo:paragraph-rsid="00207c72" style:font-size-asian="10pt" style:font-size-complex="10pt"/>
    </style:style>
    <style:style style:name="P4" style:family="paragraph" style:parent-style-name="Text_20_body">
      <style:paragraph-properties fo:line-height="100%" fo:text-align="justify" style:justify-single-word="false"/>
      <style:text-properties style:font-name="Arial" fo:font-size="10pt" officeooo:rsid="00207c72" officeooo:paragraph-rsid="0021fe47" style:font-size-asian="10pt" style:font-size-complex="10pt"/>
    </style:style>
    <style:style style:name="P5" style:family="paragraph" style:parent-style-name="Text_20_body">
      <style:paragraph-properties fo:line-height="100%" fo:text-align="justify" style:justify-single-word="false"/>
      <style:text-properties style:font-name="Arial" fo:font-size="10pt" officeooo:rsid="0021fe47" officeooo:paragraph-rsid="0021fe47" style:font-size-asian="10pt" style:font-size-complex="10pt"/>
    </style:style>
    <style:style style:name="P6" style:family="paragraph" style:parent-style-name="Text_20_body">
      <style:paragraph-properties fo:line-height="100%" fo:text-align="center" style:justify-single-word="false"/>
      <style:text-properties style:font-name="Arial" fo:font-size="10pt" officeooo:rsid="0021fe47" officeooo:paragraph-rsid="0021fe47" style:font-size-asian="10pt" style:font-size-complex="10pt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Arial" fo:font-size="10pt" fo:font-weight="bold" officeooo:rsid="00207c72" officeooo:paragraph-rsid="00207c72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line-height="100%" fo:text-align="justify" style:justify-single-word="false"/>
      <style:text-properties style:font-name="Arial" fo:font-size="10pt" fo:font-weight="bold" officeooo:rsid="0021fe47" officeooo:paragraph-rsid="0021fe47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line-height="100%" fo:text-align="center" style:justify-single-word="false"/>
      <style:text-properties style:font-name="Arial" officeooo:rsid="001e8a92" officeooo:paragraph-rsid="001e8a92"/>
    </style:style>
    <style:style style:name="P10" style:family="paragraph" style:parent-style-name="Text_20_body">
      <style:paragraph-properties fo:line-height="100%" fo:text-align="center" style:justify-single-word="false"/>
      <style:text-properties style:font-name="Arial1" fo:font-size="12pt" officeooo:rsid="001e8a92" officeooo:paragraph-rsid="001e8a92" style:font-size-asian="12pt" style:font-size-complex="12pt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Arial1" fo:font-size="10pt" officeooo:rsid="001e8a92" officeooo:paragraph-rsid="001e8a92" style:font-size-asian="10pt" style:font-size-complex="10pt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Arial1" fo:font-size="10pt" fo:font-weight="bold" officeooo:rsid="001e8a92" officeooo:paragraph-rsid="001e8a92" style:font-size-asian="10pt" style:font-weight-asian="bold" style:font-size-complex="10pt" style:font-weight-complex="bold"/>
    </style:style>
    <style:style style:name="P13" style:family="paragraph" style:parent-style-name="Text_20_body">
      <style:paragraph-properties fo:line-height="100%" fo:text-align="justify" style:justify-single-word="false"/>
      <style:text-properties style:font-name="Arial1" officeooo:rsid="001e8a92" officeooo:paragraph-rsid="001e8a92"/>
    </style:style>
    <style:style style:name="P14" style:family="paragraph" style:parent-style-name="Text_20_body">
      <style:paragraph-properties fo:line-height="100%" fo:text-align="justify" style:justify-single-word="false"/>
      <style:text-properties style:font-name="Muli ExtraBold" officeooo:rsid="001e8a92" officeooo:paragraph-rsid="001e8a92"/>
    </style:style>
    <style:style style:name="P15" style:family="paragraph" style:parent-style-name="Text_20_body">
      <style:paragraph-properties fo:line-height="100%" fo:text-align="justify" style:justify-single-word="false"/>
      <style:text-properties fo:font-size="10pt" officeooo:rsid="0021fe47" officeooo:paragraph-rsid="0021fe47" style:font-size-asian="10pt" style:font-size-complex="10pt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0pt" officeooo:rsid="0021fe47" officeooo:paragraph-rsid="0021fe47" style:font-size-asian="10pt" style:font-size-complex="10pt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Text_20_body">
      <style:paragraph-properties fo:line-height="100%" fo:text-align="justify" style:justify-single-word="false"/>
      <style:text-properties style:font-name="Arial" fo:font-size="10pt" fo:font-weight="bold" officeooo:rsid="00207c72" officeooo:paragraph-rsid="00207c72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line-height="100%" fo:text-align="justify" style:justify-single-word="false"/>
      <style:text-properties fo:font-size="10pt" officeooo:rsid="0021fe47" officeooo:paragraph-rsid="0021fe47" style:font-size-asian="10pt" style:font-size-complex="10pt"/>
    </style:style>
    <style:style style:name="T1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officeooo:rsid="00207c72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07c72" style:font-size-asian="12pt" style:font-weight-asian="bold" style:font-size-complex="12pt" style:font-weight-complex="bold"/>
    </style:style>
    <style:style style:name="T10" style:family="text">
      <style:text-properties fo:font-size="12pt" fo:font-style="italic" fo:background-color="transparent" loext:char-shading-value="0" style:font-size-asian="12pt" style:font-style-asian="italic" style:font-size-complex="12pt" style:font-style-complex="italic"/>
    </style:style>
    <style:style style:name="T11" style:family="text">
      <style:text-properties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italic" fo:font-weight="bold" officeooo:rsid="00207c72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background-color="transparent" loext:char-shading-value="0" style:font-size-asian="12pt" style:font-size-complex="1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1fe47"/>
    </style:style>
    <style:style style:name="T18" style:family="text">
      <style:text-properties style:font-name="Arial"/>
    </style:style>
    <style:style style:name="T19" style:family="text">
      <style:text-properties style:font-name="Arial" fo:font-size="12pt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Arial" fo:font-weight="bold" style:font-weight-asian="bold" style:font-weight-complex="bold"/>
    </style:style>
    <style:style style:name="T21" style:family="text">
      <style:text-properties style:font-name="Arial" fo:background-color="transparent" loext:char-shading-value="0"/>
    </style:style>
    <style:style style:name="T22" style:family="text">
      <style:text-properties style:font-name="Ari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23" style:family="text">
      <style:text-properties style:font-name="Arial" officeooo:rsid="0022df8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22df86"/>
    </style:style>
    <style:style style:name="T26" style:family="text">
      <style:text-properties fo:background-color="transparent" loext:char-shading-value="0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111111" loext:opacity="100%" style:font-name="Arial1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 text:c="4"/><text:span text:style-name="T7"><text:s text:c="3"/></text:span><text:span text:style-name="T13"><text:s/></text:span><text:span text:style-name="T1">CURRÍCULO FUTURISTA <text:s/></text:span></text:h>
      <text:p text:style-name="P10"><text:s text:c="14"/>Modelo de Projeção de Carreira </text:p>
      <text:p text:style-name="P11"/>
      <text:p text:style-name="P11"><text:span text:style-name="T16">Nome Completo:</text:span> Maria Eduarda Almeida de Oliveira </text:p>
      <text:p text:style-name="P11"><text:span text:style-name="T16">Endereço:</text:span> Rua Dona Josefa nº 140b, Centro – Ipaba, Mg</text:p>
      <text:p text:style-name="P11"><text:span text:style-name="T16">Telefone:</text:span> (31) 99107-5359</text:p>
      <text:p text:style-name="P14"><text:span text:style-name="T6">E-mail:</text:span><text:span text:style-name="T5"> </text:span><text:a xlink:type="simple" xlink:href="mailto:mariaeduarda14u@gmail.com" text:style-name="Internet_20_link" text:visited-style-name="Visited_20_Internet_20_Link"><text:span text:style-name="T28">mariaeduarda14u@gmail.com</text:span></text:a></text:p>
      <text:p text:style-name="P12">LinkedIn: </text:p>
      <text:p text:style-name="P11"><text:span text:style-name="T16">Data de nascimento:</text:span> 14/07/2009</text:p>
      <text:p text:style-name="P13"><text:span text:style-name="T15">Idade:</text:span><text:span text:style-name="T14"> 24 anos.</text:span></text:p>
      <text:p text:style-name="P9"><text:span text:style-name="T2"><text:s text:c="6"/></text:span><text:span text:style-name="T3"><text:s text:c="13"/></text:span><text:span text:style-name="T7"><text:s/></text:span><text:span text:style-name="T8">O</text:span><text:span text:style-name="T9">bjetivo </text:span><text:span text:style-name="T8">P</text:span><text:span text:style-name="T9">rofissional </text:span></text:p>
      <text:p text:style-name="P1">Ingressar no mercado de trabalho e aplicar meus conhecimentos em Direito e Tecnologia, contribuindo para o crescimento da empresa enquanto evoluo profissionalmente e pessoalmente. <text:span text:style-name="T4">Estou motivada a enfrentar novos desafios, desenvolver soluções eficazes e colaborar ativamente para o bom desenvolvimento das atividades da empresa. Acredito que o comprometimento, a ética e a vontade de evoluir são fundamentais para construir uma trajetória sólida e de sucesso, tanto pessoal com profissional. Desejo contribuir com minha dedicação, responsabilidade e entusiasmo para alcançar resultados positivos, sempre buscando agregar no valor no time e a organização como um todo.</text:span></text:p>
      <text:p text:style-name="P1"/>
      <text:p text:style-name="P2"><text:s text:c="33"/><text:span text:style-name="T26"><text:s/></text:span><text:span text:style-name="T10"><text:s text:c="2"/></text:span><text:span text:style-name="T12">Formação Acadêmica </text:span></text:p>
      <text:p text:style-name="P3"><text:span text:style-name="T16">* Bacharelado em:</text:span> Direito</text:p>
      <text:p text:style-name="P3"><text:span text:style-name="T16">Universidade: </text:span>Universidade Federal do Rio de Janeiro (UFRJ) – Rio de Janeiro </text:p>
      <text:p text:style-name="P3"><text:span text:style-name="T16">Conclusão: </text:span>Junho de 2033</text:p>
      <text:p text:style-name="P3"><text:span text:style-name="T16">Principais Disciplinas:</text:span> Direito Penal, Direito Civil</text:p>
      <text:p text:style-name="P3"><text:span text:style-name="T16">Destaques: </text:span>Estágio na 19ª Delegacia Policial na Barra da Tijuca, Palestras para comunidades.</text:p>
      <text:p text:style-name="P3"/>
      <text:p text:style-name="P3"><text:span text:style-name="T16">* Curso técnico em:</text:span> Informática</text:p>
      <text:p text:style-name="P3"><text:span text:style-name="T16">Escola / Universidade: </text:span>Emília Cabral Mota – Ipaba, Mg</text:p>
      <text:p text:style-name="P3"><text:span text:style-name="T16">Conclusão: </text:span>Dezembro de 2029</text:p>
      <text:p text:style-name="P3"><text:span text:style-name="T16">Principais Disciplinas:</text:span> Informática básica e Lógica de Programação </text:p>
      <text:p text:style-name="P3"><text:span text:style-name="T16">Destaques</text:span>: Criação de sites, jogos e aplicativos, Leitura de códigos e Programação </text:p>
      <text:p text:style-name="P3"/>
      <text:p text:style-name="P7"/>
      <text:p text:style-name="P7"><text:soft-page-break/>* Ensino Médio</text:p>
      <text:p text:style-name="P3"><text:span text:style-name="T16">Escola: </text:span>Emília Cabral Mota – Ipaba, Mg </text:p>
      <text:p text:style-name="P3"><text:span text:style-name="T16">Conclusão: </text:span>Dezembro de 2027</text:p>
      <text:p text:style-name="P4"><text:span text:style-name="T16">Principais Disciplinas: </text:span>Matemática, Química, <text:span text:style-name="T17">Biologia, Geografia</text:span></text:p>
      <text:p text:style-name="P15"><text:span text:style-name="T20">Destaques: </text:span><text:span text:style-name="T18">Feira de Matemática, realização de projetos estaduais, palestras com deputados estaduais.</text:span></text:p>
      <text:p text:style-name="P16"><text:span text:style-name="T18"><text:s text:c="2"/></text:span><text:span text:style-name="T21"><text:s/></text:span><text:span text:style-name="T22"><text:s/></text:span><text:span text:style-name="T19">Experiência Profissional </text:span></text:p>
      <text:p text:style-name="P5"><text:span text:style-name="T16">Estagiário em:</text:span> Direito</text:p>
      <text:p text:style-name="P5"><text:span text:style-name="T16">Empresa: </text:span>9ª DP Delegacia Civil, Rio de Janeiro – Rj</text:p>
      <text:p text:style-name="P5"><text:span text:style-name="T16">Período:</text:span> Fevereiro de 2031 a Dezembro de 2031</text:p>
      <text:p text:style-name="P5"><text:span text:style-name="T16">Atividades principal: </text:span>Direto Civil e Direito Penal</text:p>
      <text:p text:style-name="P5"><text:span text:style-name="T16">Projeto social:</text:span> Processo de monetização para os afetados na comunidade, PPG ( Pavão – Pavãozinho - <text:s/>Cantagalo) – Rj</text:p>
      <text:p text:style-name="P5"><text:span text:style-name="T16">Período: </text:span>Fevereiro de 2032 a Junho de 2032 </text:p>
      <text:p text:style-name="P5"><text:span text:style-name="T16">Atividades: </text:span>Processos de monetização, processos por desacata e racismo para comunidades carentes.</text:p>
      <text:p text:style-name="P5"/>
      <text:p text:style-name="P5"><text:span text:style-name="T16">1º Emprego em: </text:span>Alimentação </text:p>
      <text:p text:style-name="P5"><text:span text:style-name="T16">Empresa:</text:span> Burger King </text:p>
      <text:p text:style-name="P5"><text:span text:style-name="T16">Período:</text:span> Janeiro de 2026 a Setembro de 2030</text:p>
      <text:p text:style-name="P5"><text:span text:style-name="T16">Atividades principais: </text:span>Produzir lanches e balconista</text:p>
      <text:p text:style-name="P5"><text:span text:style-name="T16">Projeto social: </text:span>Doação de lanches e bebidas</text:p>
      <text:p text:style-name="P5"><text:span text:style-name="T16">Período: </text:span>Fevereiro de 2028 a Junho de 2028</text:p>
      <text:p text:style-name="P5"><text:span text:style-name="T16">Atividades: </text:span>Treinamento para novos funcionários</text:p>
      <text:p text:style-name="P5"><text:s text:c="18"/><text:span text:style-name="T11">Qualificação e Competências</text:span> <text:s text:c="11"/><text:span text:style-name="T27"><text:s/></text:span><text:span text:style-name="T11"><text:s/></text:span><text:line-break/><text:span text:style-name="T16">_ Inglês </text:span><text:span text:style-name="T24">– Intermediário </text:span></text:p>
      <text:p text:style-name="P5"><text:span text:style-name="T16">_ Espanhol </text:span>– Fluente</text:p>
      <text:p text:style-name="P5">_ <text:span text:style-name="T16">Comunicação clara e empática</text:span></text:p>
      <text:p text:style-name="P8">_ Raciocínio lógico rápido e resolução de problemas </text:p>
      <text:p text:style-name="P8">_ Liderança colaborativa</text:p>
      <text:p text:style-name="P8">_ Agilidade e comunicação</text:p>
      <text:p text:style-name="P6"><text:s text:c="29"/><text:span text:style-name="T11"><text:s text:c="3"/>Certificações </text:span></text:p>
      <text:p text:style-name="P5">_ Imersão <text:s/>busennes da OBMEP – 2029</text:p>
      <text:p text:style-name="P5">_ Curso Estatuto da criança e adolescente (ECA) – 2029</text:p>
      <text:p text:style-name="P5">_Curso de Introdução à Criminalística - 2031</text:p>
      <text:p text:style-name="P15"><text:span text:style-name="T18">_Curso Direito Processual Civil - <text:s/>203</text:span><text:span text:style-name="T23">0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 ExtraBold" svg:font-family="'Muli ExtraBold'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0.06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03:24.284729564</meta:creation-date>
    <dc:title>Documento modelo</dc:title>
    <meta:editing-duration>PT2H22M5S</meta:editing-duration>
    <meta:editing-cycles>9</meta:editing-cycles>
    <meta:generator>LibreOffice/7.4.7.2$Linux_X86_64 LibreOffice_project/40$Build-2</meta:generator>
    <dc:date>2025-06-06T11:16:55.305426472</dc:date>
    <meta:document-statistic meta:table-count="0" meta:image-count="0" meta:object-count="0" meta:page-count="2" meta:paragraph-count="53" meta:word-count="405" meta:character-count="3010" meta:non-whitespace-character-count="2480"/>
    <meta:template xlink:type="simple" xlink:actuate="onRequest" xlink:title="Documento modelo" xlink:href="../../Modelos/Documento%20modelo.ott" meta:date="2025-05-23T11:03:23.500040964"/>
  </office:meta>
</office:document-meta>
</file>